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252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1.5764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1.0618in"/>
    </style:style>
    <style:style style:name="co6" style:family="table-column">
      <style:table-column-properties fo:break-before="auto" style:column-width="1.239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1.2in"/>
    </style:style>
    <style:style style:name="co10" style:family="table-column">
      <style:table-column-properties fo:break-before="auto" style:column-width="1.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3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weight-asian="normal" style:font-weight-complex="normal"/>
    </style:style>
  </office:automatic-styles>
  <office:body>
    <office:spreadsheet>
      <table:table table:name="vstu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unkce</text:p>
          </table:table-cell>
          <table:table-cell office:value-type="string">
            <text:p>pocet kroku</text:p>
          </table:table-cell>
          <table:table-cell office:value-type="string">
            <text:p>metoda</text:p>
          </table:table-cell>
          <table:table-cell office:value-type="string">
            <text:p>integral</text:p>
          </table:table-cell>
          <table:table-cell office:value-type="string">
            <text:p>odhad odchylky</text:p>
          </table:table-cell>
          <table:table-cell office:value-type="string">
            <text:p>skutecna odchylka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">
            <text:p>10</text:p>
          </table:table-cell>
          <table:table-cell office:value-type="string">
            <text:p>vzorkovani plochy</text:p>
          </table:table-cell>
          <table:table-cell office:value-type="float" office:value="8.4">
            <text:p>8.4</text:p>
          </table:table-cell>
          <table:table-cell office:value-type="float" office:value="1.83303">
            <text:p>1.83303</text:p>
          </table:table-cell>
          <table:table-cell office:value-type="float" office:value="0.933333">
            <text:p>0.933333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">
            <text:p>10</text:p>
          </table:table-cell>
          <table:table-cell office:value-type="string">
            <text:p>vzorkovani funkce</text:p>
          </table:table-cell>
          <table:table-cell office:value-type="float" office:value="8.501572">
            <text:p>8.501572</text:p>
          </table:table-cell>
          <table:table-cell office:value-type="float" office:value="3.72497">
            <text:p>3.72497</text:p>
          </table:table-cell>
          <table:table-cell office:value-type="float" office:value="0.831762">
            <text:p>0.831762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">
            <text:p>10</text:p>
          </table:table-cell>
          <table:table-cell office:value-type="string">
            <text:p>vzork. fce se skup. vyb.</text:p>
          </table:table-cell>
          <table:table-cell office:value-type="float" office:value="9.159068">
            <text:p>9.159068</text:p>
          </table:table-cell>
          <table:table-cell office:value-type="string">
            <text:p>-nan</text:p>
          </table:table-cell>
          <table:table-cell office:value-type="float" office:value="0.174265">
            <text:p>0.174265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">
            <text:p>10</text:p>
          </table:table-cell>
          <table:table-cell office:value-type="string">
            <text:p>vzork. fce vyjmutim casti</text:p>
          </table:table-cell>
          <table:table-cell office:value-type="float" office:value="9.493803">
            <text:p>9.493803</text:p>
          </table:table-cell>
          <table:table-cell office:value-type="float" office:value="0.501071">
            <text:p>0.501071</text:p>
          </table:table-cell>
          <table:table-cell office:value-type="float" office:value="0.16047">
            <text:p>0.16047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">
            <text:p>100</text:p>
          </table:table-cell>
          <table:table-cell office:value-type="string">
            <text:p>vzorkovani plochy</text:p>
          </table:table-cell>
          <table:table-cell office:value-type="float" office:value="8.88">
            <text:p>8.88</text:p>
          </table:table-cell>
          <table:table-cell office:value-type="float" office:value="0.529013">
            <text:p>0.529013</text:p>
          </table:table-cell>
          <table:table-cell office:value-type="float" office:value="0.453333">
            <text:p>0.453333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">
            <text:p>100</text:p>
          </table:table-cell>
          <table:table-cell office:value-type="string">
            <text:p>vzorkovani funkce</text:p>
          </table:table-cell>
          <table:table-cell office:value-type="float" office:value="9.538897">
            <text:p>9.538897</text:p>
          </table:table-cell>
          <table:table-cell office:value-type="float" office:value="0.9985">
            <text:p>0.9985</text:p>
          </table:table-cell>
          <table:table-cell office:value-type="float" office:value="0.205564">
            <text:p>0.205564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">
            <text:p>100</text:p>
          </table:table-cell>
          <table:table-cell office:value-type="string">
            <text:p>vzork. fce se skup. vyb.</text:p>
          </table:table-cell>
          <table:table-cell office:value-type="float" office:value="9.410973">
            <text:p>9.410973</text:p>
          </table:table-cell>
          <table:table-cell office:value-type="float" office:value="1.459209">
            <text:p>1.459209</text:p>
          </table:table-cell>
          <table:table-cell office:value-type="float" office:value="0.077639">
            <text:p>0.077639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">
            <text:p>100</text:p>
          </table:table-cell>
          <table:table-cell office:value-type="string">
            <text:p>vzork. fce vyjmutim casti</text:p>
          </table:table-cell>
          <table:table-cell office:value-type="float" office:value="9.323998">
            <text:p>9.323998</text:p>
          </table:table-cell>
          <table:table-cell office:value-type="float" office:value="0.147066">
            <text:p>0.147066</text:p>
          </table:table-cell>
          <table:table-cell office:value-type="float" office:value="0.009335">
            <text:p>0.009335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">
            <text:p>10000</text:p>
          </table:table-cell>
          <table:table-cell office:value-type="string">
            <text:p>vzorkovani plochy</text:p>
          </table:table-cell>
          <table:table-cell office:value-type="float" office:value="9.4008">
            <text:p>9.4008</text:p>
          </table:table-cell>
          <table:table-cell office:value-type="float" office:value="0.049434">
            <text:p>0.049434</text:p>
          </table:table-cell>
          <table:table-cell office:value-type="float" office:value="0.067467">
            <text:p>0.067467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">
            <text:p>10000</text:p>
          </table:table-cell>
          <table:table-cell office:value-type="string">
            <text:p>vzorkovani funkce</text:p>
          </table:table-cell>
          <table:table-cell office:value-type="float" office:value="9.354855">
            <text:p>9.354855</text:p>
          </table:table-cell>
          <table:table-cell office:value-type="float" office:value="0.095456">
            <text:p>0.095456</text:p>
          </table:table-cell>
          <table:table-cell office:value-type="float" office:value="0.021522">
            <text:p>0.021522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">
            <text:p>10000</text:p>
          </table:table-cell>
          <table:table-cell office:value-type="string">
            <text:p>vzork. fce se skup. vyb.</text:p>
          </table:table-cell>
          <table:table-cell office:value-type="float" office:value="9.342021">
            <text:p>9.342021</text:p>
          </table:table-cell>
          <table:table-cell office:value-type="float" office:value="0.116325">
            <text:p>0.116325</text:p>
          </table:table-cell>
          <table:table-cell office:value-type="float" office:value="0.008688">
            <text:p>0.008688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">
            <text:p>10000</text:p>
          </table:table-cell>
          <table:table-cell office:value-type="string">
            <text:p>vzork. fce vyjmutim casti</text:p>
          </table:table-cell>
          <table:table-cell office:value-type="float" office:value="9.326158">
            <text:p>9.326158</text:p>
          </table:table-cell>
          <table:table-cell office:value-type="float" office:value="0.014565">
            <text:p>0.014565</text:p>
          </table:table-cell>
          <table:table-cell office:value-type="float" office:value="0.007175">
            <text:p>0.007175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00">
            <text:p>1000000</text:p>
          </table:table-cell>
          <table:table-cell office:value-type="string">
            <text:p>vzorkovani plochy</text:p>
          </table:table-cell>
          <table:table-cell office:value-type="float" office:value="9.346668">
            <text:p>9.346668</text:p>
          </table:table-cell>
          <table:table-cell office:value-type="float" office:value="0.00498">
            <text:p>0.00498</text:p>
          </table:table-cell>
          <table:table-cell office:value-type="float" office:value="0.013335">
            <text:p>0.013335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00">
            <text:p>1000000</text:p>
          </table:table-cell>
          <table:table-cell office:value-type="string">
            <text:p>vzorkovani funkce</text:p>
          </table:table-cell>
          <table:table-cell office:value-type="float" office:value="9.334146">
            <text:p>9.334146</text:p>
          </table:table-cell>
          <table:table-cell office:value-type="float" office:value="0.009523">
            <text:p>0.009523</text:p>
          </table:table-cell>
          <table:table-cell office:value-type="float" office:value="0.000813">
            <text:p>0.000813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00">
            <text:p>1000000</text:p>
          </table:table-cell>
          <table:table-cell office:value-type="string">
            <text:p>vzork. fce se skup. vyb.</text:p>
          </table:table-cell>
          <table:table-cell office:value-type="float" office:value="9.333573">
            <text:p>9.333573</text:p>
          </table:table-cell>
          <table:table-cell office:value-type="float" office:value="0.011603">
            <text:p>0.011603</text:p>
          </table:table-cell>
          <table:table-cell office:value-type="float" office:value="0.00024">
            <text:p>0.00024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00">
            <text:p>1000000</text:p>
          </table:table-cell>
          <table:table-cell office:value-type="string">
            <text:p>vzork. fce vyjmutim casti</text:p>
          </table:table-cell>
          <table:table-cell office:value-type="float" office:value="9.332974">
            <text:p>9.332974</text:p>
          </table:table-cell>
          <table:table-cell office:value-type="float" office:value="0.00146">
            <text:p>0.00146</text:p>
          </table:table-cell>
          <table:table-cell office:value-type="float" office:value="0.000359">
            <text:p>0.000359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000">
            <text:p>10000000</text:p>
          </table:table-cell>
          <table:table-cell office:value-type="string">
            <text:p>vzorkovani plochy</text:p>
          </table:table-cell>
          <table:table-cell office:value-type="float" office:value="9.333516">
            <text:p>9.333516</text:p>
          </table:table-cell>
          <table:table-cell office:value-type="float" office:value="0.001578">
            <text:p>0.001578</text:p>
          </table:table-cell>
          <table:table-cell office:value-type="float" office:value="0.000183">
            <text:p>0.000183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000">
            <text:p>10000000</text:p>
          </table:table-cell>
          <table:table-cell office:value-type="string">
            <text:p>vzorkovani funkce</text:p>
          </table:table-cell>
          <table:table-cell office:value-type="float" office:value="9.332843">
            <text:p>9.332843</text:p>
          </table:table-cell>
          <table:table-cell office:value-type="float" office:value="0.003011">
            <text:p>0.003011</text:p>
          </table:table-cell>
          <table:table-cell office:value-type="float" office:value="0.000491">
            <text:p>0.000491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000">
            <text:p>10000000</text:p>
          </table:table-cell>
          <table:table-cell office:value-type="string">
            <text:p>vzork. fce se skup. vyb.</text:p>
          </table:table-cell>
          <table:table-cell office:value-type="float" office:value="9.333128">
            <text:p>9.333128</text:p>
          </table:table-cell>
          <table:table-cell office:value-type="float" office:value="0.003669">
            <text:p>0.003669</text:p>
          </table:table-cell>
          <table:table-cell office:value-type="float" office:value="0.000206">
            <text:p>0.000206</text:p>
          </table:table-cell>
        </table:table-row>
        <table:table-row table:style-name="ro1">
          <table:table-cell office:value-type="string">
            <text:p>sqrt(x) + 1</text:p>
          </table:table-cell>
          <table:table-cell office:value-type="float" office:value="10000000">
            <text:p>10000000</text:p>
          </table:table-cell>
          <table:table-cell office:value-type="string">
            <text:p>vzork. fce vyjmutim casti</text:p>
          </table:table-cell>
          <table:table-cell office:value-type="float" office:value="9.333354">
            <text:p>9.333354</text:p>
          </table:table-cell>
          <table:table-cell office:value-type="float" office:value="0.000462">
            <text:p>0.000462</text:p>
          </table:table-cell>
          <table:table-cell office:value-type="float" office:value="0.00002">
            <text:p>0.000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unkce</text:p>
          </table:table-cell>
          <table:table-cell office:value-type="string">
            <text:p>pocet kroku</text:p>
          </table:table-cell>
          <table:table-cell office:value-type="string">
            <text:p>metoda</text:p>
          </table:table-cell>
          <table:table-cell office:value-type="string">
            <text:p>integral</text:p>
          </table:table-cell>
          <table:table-cell office:value-type="string">
            <text:p>odhad odchylky</text:p>
          </table:table-cell>
          <table:table-cell office:value-type="string">
            <text:p>skutecna odchylka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">
            <text:p>10</text:p>
          </table:table-cell>
          <table:table-cell office:value-type="string">
            <text:p>vzorkovani plochy</text:p>
          </table:table-cell>
          <table:table-cell office:value-type="float" office:value="2">
            <text:p>2</text:p>
          </table:table-cell>
          <table:table-cell office:value-type="float" office:value="0.816497">
            <text:p>0.816497</text:p>
          </table:table-cell>
          <table:table-cell office:value-type="float" office:value="0.718282">
            <text:p>0.718282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">
            <text:p>10</text:p>
          </table:table-cell>
          <table:table-cell office:value-type="string">
            <text:p>vzorkovani funkce</text:p>
          </table:table-cell>
          <table:table-cell office:value-type="float" office:value="2.261741">
            <text:p>2.261741</text:p>
          </table:table-cell>
          <table:table-cell office:value-type="float" office:value="1.109268">
            <text:p>1.109268</text:p>
          </table:table-cell>
          <table:table-cell office:value-type="float" office:value="0.45654">
            <text:p>0.45654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">
            <text:p>10</text:p>
          </table:table-cell>
          <table:table-cell office:value-type="string">
            <text:p>vzork. fce se skup. vyb.</text:p>
          </table:table-cell>
          <table:table-cell office:value-type="float" office:value="2.623953">
            <text:p>2.623953</text:p>
          </table:table-cell>
          <table:table-cell office:value-type="string">
            <text:p>-nan</text:p>
          </table:table-cell>
          <table:table-cell office:value-type="float" office:value="0.094328">
            <text:p>0.094328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">
            <text:p>10</text:p>
          </table:table-cell>
          <table:table-cell office:value-type="string">
            <text:p>vzork. fce vyjmutim casti</text:p>
          </table:table-cell>
          <table:table-cell office:value-type="float" office:value="2.714447">
            <text:p>2.714447</text:p>
          </table:table-cell>
          <table:table-cell office:value-type="float" office:value="0.033326">
            <text:p>0.033326</text:p>
          </table:table-cell>
          <table:table-cell office:value-type="float" office:value="0.003835">
            <text:p>0.003835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">
            <text:p>100</text:p>
          </table:table-cell>
          <table:table-cell office:value-type="string">
            <text:p>vzorkovani plochy</text:p>
          </table:table-cell>
          <table:table-cell office:value-type="float" office:value="2.6">
            <text:p>2.6</text:p>
          </table:table-cell>
          <table:table-cell office:value-type="float" office:value="0.251058">
            <text:p>0.251058</text:p>
          </table:table-cell>
          <table:table-cell office:value-type="float" office:value="0.118282">
            <text:p>0.118282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">
            <text:p>100</text:p>
          </table:table-cell>
          <table:table-cell office:value-type="string">
            <text:p>vzorkovani funkce</text:p>
          </table:table-cell>
          <table:table-cell office:value-type="float" office:value="2.817859">
            <text:p>2.817859</text:p>
          </table:table-cell>
          <table:table-cell office:value-type="float" office:value="0.314283">
            <text:p>0.314283</text:p>
          </table:table-cell>
          <table:table-cell office:value-type="float" office:value="0.099578">
            <text:p>0.099578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">
            <text:p>100</text:p>
          </table:table-cell>
          <table:table-cell office:value-type="string">
            <text:p>vzork. fce se skup. vyb.</text:p>
          </table:table-cell>
          <table:table-cell office:value-type="float" office:value="2.734116">
            <text:p>2.734116</text:p>
          </table:table-cell>
          <table:table-cell office:value-type="float" office:value="1.082693">
            <text:p>1.082693</text:p>
          </table:table-cell>
          <table:table-cell office:value-type="float" office:value="0.015834">
            <text:p>0.015834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">
            <text:p>100</text:p>
          </table:table-cell>
          <table:table-cell office:value-type="string">
            <text:p>vzork. fce vyjmutim casti</text:p>
          </table:table-cell>
          <table:table-cell office:value-type="float" office:value="2.719812">
            <text:p>2.719812</text:p>
          </table:table-cell>
          <table:table-cell office:value-type="float" office:value="0.011558">
            <text:p>0.011558</text:p>
          </table:table-cell>
          <table:table-cell office:value-type="float" office:value="0.00153">
            <text:p>0.00153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">
            <text:p>10000</text:p>
          </table:table-cell>
          <table:table-cell office:value-type="string">
            <text:p>vzorkovani plochy</text:p>
          </table:table-cell>
          <table:table-cell office:value-type="float" office:value="2.7455">
            <text:p>2.7455</text:p>
          </table:table-cell>
          <table:table-cell office:value-type="float" office:value="0.02488">
            <text:p>0.02488</text:p>
          </table:table-cell>
          <table:table-cell office:value-type="float" office:value="0.027218">
            <text:p>0.027218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">
            <text:p>10000</text:p>
          </table:table-cell>
          <table:table-cell office:value-type="string">
            <text:p>vzorkovani funkce</text:p>
          </table:table-cell>
          <table:table-cell office:value-type="float" office:value="2.732341">
            <text:p>2.732341</text:p>
          </table:table-cell>
          <table:table-cell office:value-type="float" office:value="0.02937">
            <text:p>0.02937</text:p>
          </table:table-cell>
          <table:table-cell office:value-type="float" office:value="0.01406">
            <text:p>0.01406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">
            <text:p>10000</text:p>
          </table:table-cell>
          <table:table-cell office:value-type="string">
            <text:p>vzork. fce se skup. vyb.</text:p>
          </table:table-cell>
          <table:table-cell office:value-type="float" office:value="2.7206">
            <text:p>2.7206</text:p>
          </table:table-cell>
          <table:table-cell office:value-type="float" office:value="0.028179">
            <text:p>0.028179</text:p>
          </table:table-cell>
          <table:table-cell office:value-type="float" office:value="0.002318">
            <text:p>0.002318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">
            <text:p>10000</text:p>
          </table:table-cell>
          <table:table-cell office:value-type="string">
            <text:p>vzork. fce vyjmutim casti</text:p>
          </table:table-cell>
          <table:table-cell office:value-type="float" office:value="2.719248">
            <text:p>2.719248</text:p>
          </table:table-cell>
          <table:table-cell office:value-type="float" office:value="0.001142">
            <text:p>0.001142</text:p>
          </table:table-cell>
          <table:table-cell office:value-type="float" office:value="0.000967">
            <text:p>0.000967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00">
            <text:p>1000000</text:p>
          </table:table-cell>
          <table:table-cell office:value-type="string">
            <text:p>vzorkovani plochy</text:p>
          </table:table-cell>
          <table:table-cell office:value-type="float" office:value="2.72162">
            <text:p>2.72162</text:p>
          </table:table-cell>
          <table:table-cell office:value-type="float" office:value="0.00249">
            <text:p>0.00249</text:p>
          </table:table-cell>
          <table:table-cell office:value-type="float" office:value="0.003338">
            <text:p>0.003338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00">
            <text:p>1000000</text:p>
          </table:table-cell>
          <table:table-cell office:value-type="string">
            <text:p>vzorkovani funkce</text:p>
          </table:table-cell>
          <table:table-cell office:value-type="float" office:value="2.718818">
            <text:p>2.718818</text:p>
          </table:table-cell>
          <table:table-cell office:value-type="float" office:value="0.002921">
            <text:p>0.002921</text:p>
          </table:table-cell>
          <table:table-cell office:value-type="float" office:value="0.000536">
            <text:p>0.000536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00">
            <text:p>1000000</text:p>
          </table:table-cell>
          <table:table-cell office:value-type="string">
            <text:p>vzork. fce se skup. vyb.</text:p>
          </table:table-cell>
          <table:table-cell office:value-type="float" office:value="2.718392">
            <text:p>2.718392</text:p>
          </table:table-cell>
          <table:table-cell office:value-type="float" office:value="0.002807">
            <text:p>0.002807</text:p>
          </table:table-cell>
          <table:table-cell office:value-type="float" office:value="0.00011">
            <text:p>0.00011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00">
            <text:p>1000000</text:p>
          </table:table-cell>
          <table:table-cell office:value-type="string">
            <text:p>vzork. fce vyjmutim casti</text:p>
          </table:table-cell>
          <table:table-cell office:value-type="float" office:value="2.718283">
            <text:p>2.718283</text:p>
          </table:table-cell>
          <table:table-cell office:value-type="float" office:value="0.000113">
            <text:p>0.000113</text:p>
          </table:table-cell>
          <table:table-cell office:value-type="float" office:value="0.000001">
            <text:p>0.000001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000">
            <text:p>10000000</text:p>
          </table:table-cell>
          <table:table-cell office:value-type="string">
            <text:p>vzorkovani plochy</text:p>
          </table:table-cell>
          <table:table-cell office:value-type="float" office:value="2.718317">
            <text:p>2.718317</text:p>
          </table:table-cell>
          <table:table-cell office:value-type="float" office:value="0.000788">
            <text:p>0.000788</text:p>
          </table:table-cell>
          <table:table-cell office:value-type="float" office:value="0.000036">
            <text:p>0.000036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000">
            <text:p>10000000</text:p>
          </table:table-cell>
          <table:table-cell office:value-type="string">
            <text:p>vzorkovani funkce</text:p>
          </table:table-cell>
          <table:table-cell office:value-type="float" office:value="2.718059">
            <text:p>2.718059</text:p>
          </table:table-cell>
          <table:table-cell office:value-type="float" office:value="0.000923">
            <text:p>0.000923</text:p>
          </table:table-cell>
          <table:table-cell office:value-type="float" office:value="0.000223">
            <text:p>0.000223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000">
            <text:p>10000000</text:p>
          </table:table-cell>
          <table:table-cell office:value-type="string">
            <text:p>vzork. fce se skup. vyb.</text:p>
          </table:table-cell>
          <table:table-cell office:value-type="float" office:value="2.718247">
            <text:p>2.718247</text:p>
          </table:table-cell>
          <table:table-cell office:value-type="float" office:value="0.000887">
            <text:p>0.000887</text:p>
          </table:table-cell>
          <table:table-cell office:value-type="float" office:value="0.000035">
            <text:p>0.000035</text:p>
          </table:table-cell>
        </table:table-row>
        <table:table-row table:style-name="ro1">
          <table:table-cell office:value-type="string">
            <text:p>e^x + 2x</text:p>
          </table:table-cell>
          <table:table-cell office:value-type="float" office:value="10000000">
            <text:p>10000000</text:p>
          </table:table-cell>
          <table:table-cell office:value-type="string">
            <text:p>vzork. fce vyjmutim casti</text:p>
          </table:table-cell>
          <table:table-cell office:value-type="float" office:value="2.718292">
            <text:p>2.718292</text:p>
          </table:table-cell>
          <table:table-cell office:value-type="float" office:value="0.000036">
            <text:p>0.000036</text:p>
          </table:table-cell>
          <table:table-cell office:value-type="float" office:value="0.00001">
            <text:p>0.00001</text:p>
          </table:table-cell>
        </table:table-row>
      </table:table>
      <table:table table:name="zpracovani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1015" table:default-cell-style-name="Default"/>
        <table:table-row table:style-name="ro2">
          <table:table-cell table:style-name="ce1" office:value-type="string">
            <text:p>pocet kroku</text:p>
          </table:table-cell>
          <table:table-cell table:style-name="ce1" table:formula="of:=CONCATENATE([vstup.$C2]; &quot; - &quot;; [vstup.$E$1])" office:value-type="string" office:string-value="vzorkovani plochy - odhad odchylky">
            <text:p>vzorkovani plochy - odhad odchylky</text:p>
          </table:table-cell>
          <table:table-cell table:style-name="ce1" table:formula="of:=CONCATENATE([vstup.$C2]; &quot; - &quot;; [vstup.$F$1])" office:value-type="string" office:string-value="vzorkovani plochy - skutecna odchylka">
            <text:p>vzorkovani plochy - skutecna odchylka</text:p>
          </table:table-cell>
          <table:table-cell table:style-name="ce1" table:formula="of:=CONCATENATE([vstup.$C3]; &quot; - &quot;; [vstup.$E$1])" office:value-type="string" office:string-value="vzorkovani funkce - odhad odchylky">
            <text:p>vzorkovani funkce - odhad odchylky</text:p>
          </table:table-cell>
          <table:table-cell table:style-name="ce1" table:formula="of:=CONCATENATE([vstup.$C3]; &quot; - &quot;; [vstup.$F$1])" office:value-type="string" office:string-value="vzorkovani funkce - skutecna odchylka">
            <text:p>vzorkovani funkce - skutecna odchylka</text:p>
          </table:table-cell>
          <table:table-cell table:style-name="ce1" table:formula="of:=CONCATENATE([vstup.$C4]; &quot; - &quot;; [vstup.$E$1])" office:value-type="string" office:string-value="vzork. fce se skup. vyb. - odhad odchylky">
            <text:p>vzork. fce se skup. vyb. - odhad odchylky</text:p>
          </table:table-cell>
          <table:table-cell table:style-name="ce1" table:formula="of:=CONCATENATE([vstup.$C4]; &quot; - &quot;; [vstup.$F$1])" office:value-type="string" office:string-value="vzork. fce se skup. vyb. - skutecna odchylka">
            <text:p>vzork. fce se skup. vyb. - skutecna odchylka</text:p>
          </table:table-cell>
          <table:table-cell table:style-name="ce1" table:formula="of:=CONCATENATE([vstup.$C5]; &quot; - &quot;; [vstup.$E$1])" office:value-type="string" office:string-value="vzork. fce vyjmutim casti - odhad odchylky">
            <text:p>vzork. fce vyjmutim casti - odhad odchylky</text:p>
          </table:table-cell>
          <table:table-cell table:style-name="ce1" table:formula="of:=CONCATENATE([vstup.$C5]; &quot; - &quot;; [vstup.$F$1])" office:value-type="string" office:string-value="vzork. fce vyjmutim casti - skutecna odchylka">
            <text:p>vzork. fce vyjmutim casti - skutecna odchylka</text:p>
          </table:table-cell>
          <table:table-cell table:style-name="ce1" table:number-columns-repeated="1015"/>
        </table:table-row>
        <table:table-row table:style-name="ro1">
          <table:table-cell table:formula="of:=[vstup.B2]" office:value-type="float" office:value="10">
            <text:p>10</text:p>
          </table:table-cell>
          <table:table-cell table:number-columns-repeated="1023"/>
        </table:table-row>
        <table:table-row table:style-name="ro1">
          <table:table-cell table:formula="of:=[vstup.B6]" office:value-type="float" office:value="100">
            <text:p>100</text:p>
          </table:table-cell>
          <table:table-cell table:number-columns-repeated="1023"/>
        </table:table-row>
        <table:table-row table:style-name="ro1">
          <table:table-cell table:formula="of:=[vstup.B10]" office:value-type="float" office:value="10000">
            <text:p>10000</text:p>
          </table:table-cell>
          <table:table-cell table:number-columns-repeated="1023"/>
        </table:table-row>
        <table:table-row table:style-name="ro1">
          <table:table-cell table:formula="of:=[vstup.B14]" office:value-type="float" office:value="1000000">
            <text:p>1000000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3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dc:date>2011-10-14T13:05:19</dc:date>
    <meta:document-statistic meta:table-count="2" meta:cell-count="265" meta:object-count="0"/>
  </office:meta>
</office:document-meta>
</file>